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5.273cm" fo:min-width="5.836cm" fo:padding-top="0.175cm" fo:padding-bottom="0.175cm" fo:padding-left="0.3cm" fo:padding-right="0.3cm" fo:wrap-option="wrap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b 58%" fo:font-size="18pt" style:font-size-asian="18pt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sub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9.1cm" svg:height="7.951cm" svg:x="5.6cm" svg:y="0.949cm">
          <text:p text:style-name="P1"><text:span text:style-name="T1">op_const_label</text:span></text:p>
          <text:p text:style-name="P1"><text:span text:style-name="T1"/></text:p>
          <text:p text:style-name="P1"><text:span text:style-name="T1">=[ [y</text:span><text:span text:style-name="T2">11</text:span><text:span text:style-name="T1">,y</text:span><text:span text:style-name="T2">12</text:span><text:span text:style-name="T1">,…,y</text:span><text:span text:style-name="T2">1M</text:span><text:span text:style-name="T1">]</text:span></text:p>
          <text:p text:style-name="P1"><text:span text:style-name="T1">・</text:span></text:p>
          <text:p text:style-name="P1"><text:span text:style-name="T1">・</text:span></text:p>
          <text:p text:style-name="P1"><text:span text:style-name="T1"><text:s text:c="9"/></text:span><text:span text:style-name="T1">[y</text:span><text:span text:style-name="T2">L1</text:span><text:span text:style-name="T1">,y</text:span><text:span text:style-name="T2">L2</text:span><text:span text:style-name="T1">,…,y</text:span><text:span text:style-name="T2">LM</text:span><text:span text:style-name="T1">] ]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775cm" svg:y1="4.7cm" svg:x2="16.575cm" svg:y2="4.7cm">
          <text:p/>
        </draw:line>
        <draw:line draw:style-name="gr2" draw:text-style-name="P3" draw:layer="layout" svg:x1="4.6cm" svg:y1="4.501cm" svg:x2="5.7cm" svg:y2="4.501cm">
          <text:p/>
        </draw:line>
        <draw:frame draw:style-name="gr3" draw:text-style-name="P5" draw:layer="layout" svg:width="5cm" svg:height="2.257cm" svg:x="0.1cm" svg:y="3.551cm">
          <draw:text-box>
            <text:p text:style-name="P4"><text:span text:style-name="T3"><text:s/></text:span><text:span text:style-name="T3">[ [y</text:span><text:span text:style-name="T4">11</text:span><text:span text:style-name="T3">,y</text:span><text:span text:style-name="T4">12</text:span><text:span text:style-name="T3">,…,y</text:span><text:span text:style-name="T4">1M</text:span><text:span text:style-name="T3">]</text:span></text:p>
            <text:p text:style-name="P4"><text:span text:style-name="T3">・</text:span></text:p>
            <text:p text:style-name="P4"><text:span text:style-name="T3">・</text:span></text:p>
            <text:p text:style-name="P4"><text:span text:style-name="T3"><text:s text:c="9"/></text:span><text:span text:style-name="T3">[y</text:span><text:span text:style-name="T4">L1</text:span><text:span text:style-name="T3">,y</text:span><text:span text:style-name="T4">L2</text:span><text:span text:style-name="T3">,…,y</text:span><text:span text:style-name="T4">LM</text:span><text:span text:style-name="T3">] 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6-11-19T18:10:25</meta:creation-date>
    <dc:date>2018-12-05T11:37:31.948357158</dc:date>
    <meta:editing-duration>PT7M15S</meta:editing-duration>
    <meta:editing-cycles>15</meta:editing-cycles>
    <meta:generator>LibreOffice/5.1.6.2$Linux_X86_64 LibreOffice_project/10m0$Build-2</meta:generator>
    <meta:document-statistic meta:object-count="4"/>
  </office:meta>
</office:document-meta>
</file>